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20000002E7E196CD9D4E1BBC1.png" manifest:media-type="image/png"/>
  <manifest:file-entry manifest:full-path="Pictures/100002010000036F0000002F36F401EC79488950.png" manifest:media-type="image/png"/>
  <manifest:file-entry manifest:full-path="Pictures/10000201000003330000005DA60E3AFD5732F06B.png" manifest:media-type="image/png"/>
  <manifest:file-entry manifest:full-path="Pictures/10000201000003650000002C83DDD6AA412A97DD.png" manifest:media-type="image/png"/>
  <manifest:file-entry manifest:full-path="Pictures/100002010000035B0000002CDB78619AC0A216BB.png" manifest:media-type="image/png"/>
  <manifest:file-entry manifest:full-path="Pictures/10000201000002F50000002EB9608A954E295BA9.png" manifest:media-type="image/png"/>
  <manifest:file-entry manifest:full-path="Pictures/100002010000032A000000471CF32C63B1465038.png" manifest:media-type="image/png"/>
  <manifest:file-entry manifest:full-path="Pictures/10000201000003110000001B4E94275A720BAAAB.png" manifest:media-type="image/png"/>
  <manifest:file-entry manifest:full-path="Pictures/10000201000003550000002C71AF11E377BDCD05.png" manifest:media-type="image/png"/>
  <manifest:file-entry manifest:full-path="Pictures/100002010000025C00000017AEB4950636A03ABA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465in" fo:margin-left="0in" fo:margin-top="0in" fo:margin-bottom="0in" table:align="left" style:writing-mode="lr-tb"/>
    </style:style>
    <style:style style:name="Table2.A" style:family="table-column">
      <style:table-column-properties style:column-width="6.3743in"/>
    </style:style>
    <style:style style:name="Table2.B" style:family="table-column">
      <style:table-column-properties style:column-width="0.2722in"/>
    </style:style>
    <style:style style:name="Table2.1" style:family="table-row">
      <style:table-row-properties style:min-row-height="3.1069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9.8521in" fo:margin-left="-0.6632in" table:align="left" style:writing-mode="lr-tb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9.539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4.0222in" table:align="left" style:writing-mode="lr-tb"/>
    </style:style>
    <style:style style:name="Table4.A" style:family="table-column">
      <style:table-column-properties style:column-width="0.2507in"/>
    </style:style>
    <style:style style:name="Table4.B" style:family="table-column">
      <style:table-column-properties style:column-width="3.7715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Calibri1" style:font-size-asian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style="italic" fo:font-weight="bold" style:font-name-asian="Calibri1" style:font-size-asian="14pt" style:font-style-asian="italic" style:font-weight-asian="bold" style:font-size-complex="14pt" style:font-style-complex="italic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724f3a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722606" officeooo:paragraph-rsid="00722606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722606" officeooo:paragraph-rsid="00724f3a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/>
    </style:style>
    <style:style style:name="P19" style:family="paragraph" style:parent-style-name="Preformatted_20_Text">
      <style:paragraph-properties fo:margin-top="0in" fo:margin-bottom="0in" loext:contextual-spacing="false" style:line-height-at-least="0.1665in"/>
    </style:style>
    <style:style style:name="P20" style:family="paragraph" style:parent-style-name="Preformatted_20_Text">
      <style:paragraph-properties fo:margin-top="0in" fo:margin-bottom="0in" loext:contextual-spacing="false" style:line-height-at-least="0.1665in"/>
      <style:text-properties officeooo:paragraph-rsid="00700d08"/>
    </style:style>
    <style:style style:name="P21" style:family="paragraph" style:parent-style-name="Preformatted_20_Text">
      <style:paragraph-properties fo:margin-top="0in" fo:margin-bottom="0in" loext:contextual-spacing="false" style:line-height-at-least="0.1665in"/>
      <style:text-properties fo:color="#bc7a00"/>
    </style:style>
    <style:style style:name="P22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style:line-height-at-least="0.1665in" fo:text-indent="0in" style:auto-text-indent="false"/>
      <style:text-properties fo:color="#bc7a00"/>
    </style:style>
    <style:style style:name="P25" style:family="paragraph" style:parent-style-name="Standard" style:list-style-name="L1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700d08" officeooo:paragraph-rsid="00700d08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normal" officeooo:rsid="0069a9f3" officeooo:paragraph-rsid="006145f9" style:font-name-asian="Times New Roman1" style:font-size-asian="12pt" style:language-asian="ru" style:country-asian="RU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style:font-name-asian="Calibri1"/>
    </style:style>
    <style:style style:name="T2" style:family="text">
      <style:text-properties style:font-name="Times New Roman" style:font-name-asian="Calibri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style-complex="italic"/>
    </style:style>
    <style:style style:name="T5" style:family="text">
      <style:text-properties style:font-name="Times New Roman" fo:font-size="18pt" fo:font-weight="bold" style:font-name-asian="Calibri1" style:font-size-asian="18pt" style:font-weight-asian="bold" style:font-size-complex="18pt"/>
    </style:style>
    <style:style style:name="T6" style:family="text">
      <style:text-properties style:font-name="Times New Roman" fo:font-size="14pt" fo:font-weight="bold" style:font-name-asian="Calibri1" style:font-size-asian="14pt" style:font-weight-asian="bold" style:font-size-complex="14pt"/>
    </style:style>
    <style:style style:name="T7" style:family="text">
      <style:text-properties style:font-name="Times New Roman" fo:font-size="14pt" fo:font-weight="bold" officeooo:rsid="000c1da6" style:font-name-asian="Calibri1" style:font-size-asian="14pt" style:font-weight-asian="bold" style:font-size-complex="14pt"/>
    </style:style>
    <style:style style:name="T8" style:family="text">
      <style:text-properties style:font-name="Times New Roman" fo:font-size="14pt" fo:font-weight="bold" officeooo:rsid="002c6f7b" style:font-name-asian="Calibri1" style:font-size-asian="14pt" style:font-weight-asian="bold" style:font-size-complex="14pt"/>
    </style:style>
    <style:style style:name="T9" style:family="text">
      <style:text-properties officeooo:rsid="006f0f27"/>
    </style:style>
    <style:style style:name="T10" style:family="text">
      <style:text-properties officeooo:rsid="006f84ce"/>
    </style:style>
    <style:style style:name="T11" style:family="text">
      <style:text-properties fo:color="#ba2121"/>
    </style:style>
    <style:style style:name="T12" style:family="text">
      <style:text-properties fo:color="#008000"/>
    </style:style>
    <style:style style:name="T13" style:family="text">
      <style:text-properties fo:color="#008000" fo:font-weight="bold"/>
    </style:style>
    <style:style style:name="T14" style:family="text">
      <style:text-properties fo:color="#b00040"/>
    </style:style>
    <style:style style:name="T15" style:family="text">
      <style:text-properties fo:color="#666666"/>
    </style:style>
    <style:style style:name="T16" style:family="text">
      <style:text-properties fo:color="#0000ff"/>
    </style:style>
    <style:style style:name="T17" style:family="text">
      <style:text-properties fo:color="#bb6622" fo:font-weight="bold"/>
    </style:style>
    <style:style style:name="T18" style:family="text">
      <style:text-properties fo:color="#19177c"/>
    </style:style>
    <style:style style:name="T19" style:family="text">
      <style:text-properties officeooo:rsid="00722606"/>
    </style:style>
    <style:style style:name="T20" style:family="text">
      <style:text-properties officeooo:rsid="0072309d"/>
    </style:style>
    <style:style style:name="T21" style:family="text">
      <style:text-properties officeooo:rsid="00724f3a"/>
    </style:style>
    <style:style style:name="T22" style:family="text">
      <style:text-properties officeooo:rsid="0069a9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2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22">«Московский государственный технический университет</text:p>
            <text:p text:style-name="P22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18"/>
      <text:p text:style-name="P3"/>
      <text:p text:style-name="P1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4"/>
      <text:p text:style-name="P1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17"><text:span text:style-name="T5">Отчет</text:span><text:span text:style-name="T6"><text:line-break/></text:span></text:p>
      <text:p text:style-name="P11">к лабораторной работе №<text:span text:style-name="T10">8</text:span></text:p>
      <text:p text:style-name="P11">«<text:span text:style-name="T9">С</text:span><text:span text:style-name="T10">оздание виртуальной файловой системы</text:span>»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/>
            <text:p text:style-name="P8"/>
            <text:p text:style-name="P8"/>
            <text:p text:style-name="P16"><text:span text:style-name="T6">Студент: </text:span><text:span text:style-name="T7">Батбилэг Н</text:span><text:span text:style-name="T6">.</text:span></text:p>
            <text:p text:style-name="P8"/>
            <text:p text:style-name="P16"><text:span text:style-name="T6">Группа: ИУ7-</text:span><text:span text:style-name="T7">7</text:span><text:span text:style-name="T6">1</text:span><text:span text:style-name="T8">Б</text:span></text:p>
            <text:p text:style-name="P8"/>
            <text:p text:style-name="P8">Оценка (баллы) _______________</text:p>
            <text:p text:style-name="P8"/>
            <text:p text:style-name="P8">Преподаватель: Рязанова Н.Ю.</text:p>
          </table:table-cell>
          <table:table-cell table:style-name="Table2.A1" office:value-type="string"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9"/>
      <text:p text:style-name="P9"/>
      <text:p text:style-name="P9"/>
      <text:p text:style-name="P9"/>
      <text:p text:style-name="P5"/>
      <text:p text:style-name="P5"/>
      <text:p text:style-name="P10"/>
      <text:p text:style-name="P10"/>
      <text:p text:style-name="P10"/>
      <text:p text:style-name="P10"/>
      <text:p text:style-name="P10">Москва. <text:s/></text:p>
      <text:p text:style-name="P10">2021 г.<text:bookmark text:name="_Hlk50726045"/></text:p>
      <text:p text:style-name="P12"><text:soft-page-break/>1. Задание</text:p>
      <text:list xml:id="list55361589" text:style-name="L1">
        <text:list-item>
          <text:p text:style-name="P25">Используя наработки из лабораторной работы по загружаемым модулям ядра, создать виртуальную файловую систему и slab-кэш для inode.</text:p>
        </text:list-item>
      </text:list>
      <text:p text:style-name="P12"/>
      <text:p text:style-name="P12">2. Реализация</text:p>
      <text:p text:style-name="P12"/>
      <text:p text:style-name="P12">В листинге 1 представлен код задания.</text:p>
      <text:p text:style-name="P12"/>
      <text:p text:style-name="P12"><text:tab/><text:tab/><text:tab/><text:tab/><text:tab/>Листинг 1. Myfs.c.</text:p>
      <table:table table:name="Table3" table:style-name="Table3">
        <table:table-column table:style-name="Table3.A"/>
        <table:table-column table:style-name="Table3.B"/>
        <table:table-row table:style-name="TableLine93973979832304">
          <table:table-cell table:style-name="Table3.A1" office:value-type="string">
            <text:p text:style-name="P23"><text:s text:c="2"/>1</text:p>
            <text:p text:style-name="P19"><text:s text:c="2"/>2</text:p>
            <text:p text:style-name="P19"><text:s text:c="2"/>3</text:p>
            <text:p text:style-name="P19"><text:s text:c="2"/>4</text:p>
            <text:p text:style-name="P19"><text:s text:c="2"/>5</text:p>
            <text:p text:style-name="P19"><text:s text:c="2"/>6</text:p>
            <text:p text:style-name="P19"><text:s text:c="2"/>7</text:p>
            <text:p text:style-name="P19"><text:s text:c="2"/>8</text:p>
            <text:p text:style-name="P19"><text:s text:c="2"/>9</text:p>
            <text:p text:style-name="P19"><text:s/>10</text:p>
            <text:p text:style-name="P19"><text:s/>11</text:p>
            <text:p text:style-name="P19"><text:s/>12</text:p>
            <text:p text:style-name="P19"><text:s/>13</text:p>
            <text:p text:style-name="P19"><text:s/>14</text:p>
            <text:p text:style-name="P19"><text:s/>15</text:p>
            <text:p text:style-name="P19"><text:s/>16</text:p>
            <text:p text:style-name="P19"><text:s/>17</text:p>
            <text:p text:style-name="P19"><text:s/>18</text:p>
            <text:p text:style-name="P19"><text:s/>19</text:p>
            <text:p text:style-name="P19"><text:s/>20</text:p>
            <text:p text:style-name="P19"><text:s/>21</text:p>
            <text:p text:style-name="P19"><text:s/>22</text:p>
            <text:p text:style-name="P19"><text:s/>23</text:p>
            <text:p text:style-name="P19"><text:s/>24</text:p>
            <text:p text:style-name="P19"><text:s/>25</text:p>
            <text:p text:style-name="P19"><text:s/>26</text:p>
            <text:p text:style-name="P19"><text:s/>27</text:p>
            <text:p text:style-name="P19"><text:s/>28</text:p>
            <text:p text:style-name="P19"><text:s/>29</text:p>
            <text:p text:style-name="P19"><text:s/>30</text:p>
            <text:p text:style-name="P19"><text:s/>31</text:p>
            <text:p text:style-name="P19"><text:s/>32</text:p>
            <text:p text:style-name="P19"><text:s/>33</text:p>
            <text:p text:style-name="P19"><text:s/>34</text:p>
            <text:p text:style-name="P19"><text:s/>35</text:p>
            <text:p text:style-name="P19"><text:s/>36</text:p>
            <text:p text:style-name="P19"><text:s/>37</text:p>
            <text:p text:style-name="P19"><text:s/>38</text:p>
            <text:p text:style-name="P19"><text:s/>39</text:p>
            <text:p text:style-name="P19"><text:s/>40</text:p>
            <text:p text:style-name="P19"><text:s/>41</text:p>
            <text:p text:style-name="P19"><text:s/>42</text:p>
            <text:p text:style-name="P19"><text:s/>43</text:p>
            <text:p text:style-name="P19"><text:s/>44</text:p>
            <text:p text:style-name="P19"><text:s/>45</text:p>
            <text:p text:style-name="P19"><text:s/>46</text:p>
            <text:p text:style-name="P19"><text:s/>47</text:p>
            <text:p text:style-name="P19"><text:s/>48</text:p>
            <text:p text:style-name="P19"><text:s/>49</text:p>
            <text:p text:style-name="P19"><text:s/>50</text:p>
            <text:p text:style-name="P19"><text:soft-page-break/><text:s/>51</text:p>
            <text:p text:style-name="P19"><text:s/>52</text:p>
            <text:p text:style-name="P19"><text:s/>53</text:p>
            <text:p text:style-name="P19"><text:s/>54</text:p>
            <text:p text:style-name="P19"><text:s/>55</text:p>
            <text:p text:style-name="P19"><text:s/>56</text:p>
            <text:p text:style-name="P19"><text:s/>57</text:p>
            <text:p text:style-name="P19"><text:s/>58</text:p>
            <text:p text:style-name="P19"><text:s/>59</text:p>
            <text:p text:style-name="P19"><text:s/>60</text:p>
            <text:p text:style-name="P19"><text:s/>61</text:p>
            <text:p text:style-name="P19"><text:s/>62</text:p>
            <text:p text:style-name="P19"><text:s/>63</text:p>
            <text:p text:style-name="P19"><text:s/>64</text:p>
            <text:p text:style-name="P19"><text:s/>65</text:p>
            <text:p text:style-name="P19"><text:s/>66</text:p>
            <text:p text:style-name="P19"><text:s/>67</text:p>
            <text:p text:style-name="P19"><text:s/>68</text:p>
            <text:p text:style-name="P19"><text:s/>69</text:p>
            <text:p text:style-name="P19"><text:s/>70</text:p>
            <text:p text:style-name="P19"><text:s/>71</text:p>
            <text:p text:style-name="P19"><text:s/>72</text:p>
            <text:p text:style-name="P19"><text:s/>73</text:p>
            <text:p text:style-name="P19"><text:s/>74</text:p>
            <text:p text:style-name="P19"><text:s/>75</text:p>
            <text:p text:style-name="P19"><text:s/>76</text:p>
            <text:p text:style-name="P19"><text:s/>77</text:p>
            <text:p text:style-name="P19"><text:s/>78</text:p>
            <text:p text:style-name="P19"><text:s/>79</text:p>
            <text:p text:style-name="P19"><text:s/>80</text:p>
            <text:p text:style-name="P19"><text:s/>81</text:p>
            <text:p text:style-name="P19"><text:s/>82</text:p>
            <text:p text:style-name="P19"><text:s/>83</text:p>
            <text:p text:style-name="P19"><text:s/>84</text:p>
            <text:p text:style-name="P19"><text:s/>85</text:p>
            <text:p text:style-name="P19"><text:s/>86</text:p>
            <text:p text:style-name="P19"><text:s/>87</text:p>
            <text:p text:style-name="P19"><text:s/>88</text:p>
            <text:p text:style-name="P19"><text:s/>89</text:p>
            <text:p text:style-name="P19"><text:s/>90</text:p>
            <text:p text:style-name="P19"><text:s/>91</text:p>
            <text:p text:style-name="P19"><text:s/>92</text:p>
            <text:p text:style-name="P19"><text:s/>93</text:p>
            <text:p text:style-name="P19"><text:s/>94</text:p>
            <text:p text:style-name="P19"><text:s/>95</text:p>
            <text:p text:style-name="P19"><text:s/>96</text:p>
            <text:p text:style-name="P19"><text:s/>97</text:p>
            <text:p text:style-name="P19"><text:s/>98</text:p>
            <text:p text:style-name="P19"><text:s/>99</text:p>
            <text:p text:style-name="P19">100</text:p>
            <text:p text:style-name="P19">101</text:p>
            <text:p text:style-name="P19">102</text:p>
            <text:p text:style-name="P19">103</text:p>
            <text:p text:style-name="P19">104</text:p>
            <text:p text:style-name="P19">105</text:p>
            <text:p text:style-name="P19">106</text:p>
            <text:p text:style-name="P19">107</text:p>
            <text:p text:style-name="P19">108</text:p>
            <text:p text:style-name="P19">109</text:p>
            <text:p text:style-name="P19">110</text:p>
            <text:p text:style-name="P19"><text:soft-page-break/>111</text:p>
            <text:p text:style-name="P19">112</text:p>
            <text:p text:style-name="P19">113</text:p>
            <text:p text:style-name="P19">114</text:p>
            <text:p text:style-name="P19">115</text:p>
            <text:p text:style-name="P19">116</text:p>
            <text:p text:style-name="P19">117</text:p>
            <text:p text:style-name="P19">118</text:p>
            <text:p text:style-name="P19">119</text:p>
            <text:p text:style-name="P19">120</text:p>
            <text:p text:style-name="P19">121</text:p>
            <text:p text:style-name="P19">122</text:p>
            <text:p text:style-name="P19">123</text:p>
            <text:p text:style-name="P19">124</text:p>
            <text:p text:style-name="P19">125</text:p>
            <text:p text:style-name="P19">126</text:p>
            <text:p text:style-name="P19">127</text:p>
            <text:p text:style-name="P19">128</text:p>
            <text:p text:style-name="P19">129</text:p>
            <text:p text:style-name="P19">130</text:p>
            <text:p text:style-name="P19">131</text:p>
            <text:p text:style-name="P19">132</text:p>
            <text:p text:style-name="P19">133</text:p>
            <text:p text:style-name="P19">134</text:p>
            <text:p text:style-name="P19">135</text:p>
            <text:p text:style-name="P19">136</text:p>
            <text:p text:style-name="P19">137</text:p>
            <text:p text:style-name="P19">138</text:p>
            <text:p text:style-name="P19">139</text:p>
            <text:p text:style-name="P19">140</text:p>
            <text:p text:style-name="P19">141</text:p>
            <text:p text:style-name="P19">142</text:p>
            <text:p text:style-name="P19">143</text:p>
            <text:p text:style-name="P19">144</text:p>
            <text:p text:style-name="P19">145</text:p>
            <text:p text:style-name="P19">146</text:p>
            <text:p text:style-name="P19">147</text:p>
            <text:p text:style-name="P19">148</text:p>
            <text:p text:style-name="P19">149</text:p>
            <text:p text:style-name="P19">150</text:p>
            <text:p text:style-name="P19">151</text:p>
            <text:p text:style-name="P19">152</text:p>
            <text:p text:style-name="P19">153</text:p>
            <text:p text:style-name="P19">154</text:p>
            <text:p text:style-name="P19">155</text:p>
            <text:p text:style-name="P19">156</text:p>
            <text:p text:style-name="P19">157</text:p>
            <text:p text:style-name="P19">158</text:p>
            <text:p text:style-name="P19">159</text:p>
            <text:p text:style-name="P19">160</text:p>
            <text:p text:style-name="P19">161</text:p>
            <text:p text:style-name="P19">162</text:p>
            <text:p text:style-name="P19">163</text:p>
            <text:p text:style-name="P19">164</text:p>
            <text:p text:style-name="P19">165</text:p>
          </table:table-cell>
          <table:table-cell table:style-name="Table3.A1" office:value-type="string">
            <text:p text:style-name="P24">#include &lt;linux/module.h&gt;</text:p>
            <text:p text:style-name="P21">#include &lt;linux/kernel.h&gt;</text:p>
            <text:p text:style-name="P21">#include &lt;linux/fs.h&gt;</text:p>
            <text:p text:style-name="P21">#include &lt;linux/time.h&gt;</text:p>
            <text:p text:style-name="P21">#include &lt;linux/slab.h&gt;</text:p>
            <text:p text:style-name="P21">#include &lt;linux/init.h&gt;</text:p>
            <text:p text:style-name="P19"/>
            <text:p text:style-name="P19">MODULE_LICENSE(<text:span text:style-name="T11">"GPL"</text:span>);</text:p>
            <text:p text:style-name="P19">MODULE_DESCRIPTION(<text:span text:style-name="T11">"MYFS module"</text:span>);</text:p>
            <text:p text:style-name="P19">MODULE_AUTHOR(<text:span text:style-name="T11">"Batbileg Nomuundalai"</text:span>);</text:p>
            <text:p text:style-name="P19"/>
            <text:p text:style-name="P19"><text:span text:style-name="T13">static</text:span> <text:span text:style-name="T14">int</text:span> number <text:span text:style-name="T15">=</text:span> <text:span text:style-name="T15">0</text:span>;</text:p>
            <text:p text:style-name="P19">module_param(number, <text:span text:style-name="T14">int</text:span>, <text:span text:style-name="T15">0</text:span>);</text:p>
            <text:p text:style-name="P19"><text:span text:style-name="T13">static</text:span> <text:span text:style-name="T13">struct</text:span> inode <text:span text:style-name="T15">**</text:span>myfs_inodes <text:span text:style-name="T15">=</text:span> <text:span text:style-name="T12">NULL</text:span>;</text:p>
            <text:p text:style-name="P19"/>
            <text:p text:style-name="P19"/>
            <text:p text:style-name="P21">#define SLABNAME "myfs_inode_cache"</text:p>
            <text:p text:style-name="P19"><text:span text:style-name="T13">struct</text:span> kmem_cache <text:span text:style-name="T15">*</text:span>cache <text:span text:style-name="T15">=</text:span> <text:span text:style-name="T12">NULL</text:span>;</text:p>
            <text:p text:style-name="P19"/>
            <text:p text:style-name="P19"><text:span text:style-name="T13">static</text:span> <text:span text:style-name="T13">const</text:span> <text:span text:style-name="T14">unsigned</text:span> <text:span text:style-name="T14">long</text:span> MYFS_MAGIC_NUMBER <text:span text:style-name="T15">=</text:span> <text:span text:style-name="T15">0x13131313</text:span>;</text:p>
            <text:p text:style-name="P19"/>
            <text:p text:style-name="P19"><text:span text:style-name="T13">struct</text:span> myfs_inode {</text:p>
            <text:p text:style-name="P19"><text:s text:c="4"/><text:span text:style-name="T14">int</text:span> i_mode;</text:p>
            <text:p text:style-name="P19"><text:s text:c="4"/><text:span text:style-name="T14">unsigned</text:span> <text:span text:style-name="T14">long</text:span> i_ino;</text:p>
            <text:p text:style-name="P19">};</text:p>
            <text:p text:style-name="P19"/>
            <text:p text:style-name="P19"><text:span text:style-name="T13">static</text:span> <text:span text:style-name="T14">int</text:span> size <text:span text:style-name="T15">=</text:span> <text:span text:style-name="T13">sizeof</text:span>(<text:span text:style-name="T13">struct</text:span> myfs_inode);</text:p>
            <text:p text:style-name="P19"/>
            <text:p text:style-name="P19"><text:span text:style-name="T13">static</text:span> <text:span text:style-name="T13">struct</text:span> inode <text:span text:style-name="T15">*</text:span><text:span text:style-name="T16">myfs_make_inode</text:span>(<text:span text:style-name="T13">struct</text:span> super_block <text:span text:style-name="T15">*</text:span>sb, <text:span text:style-name="T14">int</text:span> mode) {</text:p>
            <text:p text:style-name="P19"><text:s text:c="4"/><text:span text:style-name="T13">struct</text:span> inode <text:span text:style-name="T15">*</text:span>ret <text:span text:style-name="T15">=</text:span> new_inode(sb);</text:p>
            <text:p text:style-name="P19"><text:s text:c="4"/><text:span text:style-name="T13">struct</text:span> myfs_inode <text:span text:style-name="T15">*</text:span>myfs_inode <text:span text:style-name="T15">=</text:span> <text:span text:style-name="T12">NULL</text:span>;</text:p>
            <text:p text:style-name="P19"><text:s text:c="4"/></text:p>
            <text:p text:style-name="P19"><text:s text:c="4"/><text:span text:style-name="T13">if</text:span> (ret) {</text:p>
            <text:p text:style-name="P19"><text:s text:c="8"/>inode_init_owner(ret, <text:span text:style-name="T12">NULL</text:span>, mode);</text:p>
            <text:p text:style-name="P19"><text:s text:c="8"/>ret<text:span text:style-name="T15">-&gt;</text:span>i_size <text:span text:style-name="T15">=</text:span> PAGE_SIZE;</text:p>
            <text:p text:style-name="P19"><text:s text:c="8"/>ret<text:span text:style-name="T15">-&gt;</text:span>i_atime <text:span text:style-name="T15">=</text:span> ret<text:span text:style-name="T15">-&gt;</text:span>i_mtime <text:span text:style-name="T15">=</text:span> ret<text:span text:style-name="T15">-&gt;</text:span>i_ctime <text:span text:style-name="T15">=</text:span> current_time(ret);</text:p>
            <text:p text:style-name="P19"><text:s text:c="8"/>myfs_inode <text:span text:style-name="T15">=</text:span> kmem_cache_alloc(cache, GFP_KERNEL);</text:p>
            <text:p text:style-name="P19"><text:s text:c="8"/><text:span text:style-name="T15">*</text:span>myfs_inode <text:span text:style-name="T15">=</text:span> (<text:span text:style-name="T13">struct</text:span> myfs_inode) {</text:p>
            <text:p text:style-name="P19"><text:s text:c="8"/>.i_mode <text:span text:style-name="T15">=</text:span> ret<text:span text:style-name="T15">-&gt;</text:span>i_mode,</text:p>
            <text:p text:style-name="P19"><text:s text:c="8"/>.i_ino <text:span text:style-name="T15">=</text:span> ret<text:span text:style-name="T15">-&gt;</text:span>i_ino,</text:p>
            <text:p text:style-name="P19"><text:s text:c="8"/>};</text:p>
            <text:p text:style-name="P19"><text:s text:c="4"/>ret<text:span text:style-name="T15">-&gt;</text:span>i_private <text:span text:style-name="T15">=</text:span> myfs_inode;</text:p>
            <text:p text:style-name="P19"><text:s text:c="4"/>}</text:p>
            <text:p text:style-name="P19"/>
            <text:p text:style-name="P19"><text:s text:c="4"/><text:span text:style-name="T13">return</text:span> ret;</text:p>
            <text:p text:style-name="P19">}</text:p>
            <text:p text:style-name="P19"/>
            <text:p text:style-name="P19"><text:span text:style-name="T13">static</text:span> <text:span text:style-name="T14">void</text:span> <text:span text:style-name="T16">myfs_put_super</text:span>(<text:span text:style-name="T13">struct</text:span> super_block <text:span text:style-name="T15">*</text:span>sb) {</text:p>
            <text:p text:style-name="P19"><text:s text:c="4"/>printk(KERN_DEBUG <text:span text:style-name="T11">"MYFS super block destroyed!</text:span><text:span text:style-name="T17">\n</text:span><text:span text:style-name="T11">"</text:span>);</text:p>
            <text:p text:style-name="P19">}</text:p>
            <text:p text:style-name="P19"><text:soft-page-break/></text:p>
            <text:p text:style-name="P19"><text:span text:style-name="T13">static</text:span> <text:span text:style-name="T14">int</text:span> <text:span text:style-name="T16">myfs_drop_inode</text:span>(<text:span text:style-name="T13">struct</text:span> inode <text:span text:style-name="T15">*</text:span>inode) {</text:p>
            <text:p text:style-name="P19"><text:s text:c="4"/>kmem_cache_free(cache, inode<text:span text:style-name="T15">-&gt;</text:span>i_private);</text:p>
            <text:p text:style-name="P19"><text:s text:c="4"/><text:span text:style-name="T13">return</text:span> generic_drop_inode(inode);</text:p>
            <text:p text:style-name="P19">}</text:p>
            <text:p text:style-name="P19"><text:span text:style-name="T13">static</text:span> <text:span text:style-name="T13">struct</text:span> super_operations <text:span text:style-name="T13">const</text:span> myfs_super_ops <text:span text:style-name="T15">=</text:span> {</text:p>
            <text:p text:style-name="P19"><text:s text:c="4"/>.put_super <text:span text:style-name="T15">=</text:span> myfs_put_super,</text:p>
            <text:p text:style-name="P19"><text:s text:c="4"/>.statfs <text:span text:style-name="T15">=</text:span> simple_statfs,</text:p>
            <text:p text:style-name="P19"><text:s text:c="4"/>.drop_inode <text:span text:style-name="T15">=</text:span> myfs_drop_inode,</text:p>
            <text:p text:style-name="P19">};</text:p>
            <text:p text:style-name="P19"/>
            <text:p text:style-name="P19"><text:span text:style-name="T13">static</text:span> <text:span text:style-name="T14">int</text:span> <text:span text:style-name="T16">myfs_fill_sb</text:span>(<text:span text:style-name="T13">struct</text:span> super_block <text:span text:style-name="T15">*</text:span>sb, <text:span text:style-name="T14">void</text:span> <text:span text:style-name="T15">*</text:span>data, <text:span text:style-name="T14">int</text:span> silent) {</text:p>
            <text:p text:style-name="P19"><text:s text:c="4"/><text:span text:style-name="T13">struct</text:span> inode <text:span text:style-name="T15">*</text:span>root <text:span text:style-name="T15">=</text:span> <text:span text:style-name="T12">NULL</text:span>;</text:p>
            <text:p text:style-name="P19"><text:s text:c="4"/><text:span text:style-name="T14">int</text:span> i <text:span text:style-name="T15">=</text:span> <text:span text:style-name="T15">0</text:span>;</text:p>
            <text:p text:style-name="P19"/>
            <text:p text:style-name="P19"><text:s text:c="4"/>sb<text:span text:style-name="T15">-&gt;</text:span>s_blocksize <text:span text:style-name="T15">=</text:span> PAGE_SIZE;</text:p>
            <text:p text:style-name="P19"><text:s text:c="4"/>sb<text:span text:style-name="T15">-&gt;</text:span>s_blocksize_bits <text:span text:style-name="T15">=</text:span> PAGE_SHIFT;</text:p>
            <text:p text:style-name="P19"><text:s text:c="4"/>sb<text:span text:style-name="T15">-&gt;</text:span>s_magic <text:span text:style-name="T15">=</text:span> MYFS_MAGIC_NUMBER;</text:p>
            <text:p text:style-name="P19"><text:s text:c="4"/>sb<text:span text:style-name="T15">-&gt;</text:span>s_op <text:span text:style-name="T15">=</text:span> <text:span text:style-name="T15">&amp;</text:span>myfs_super_ops;</text:p>
            <text:p text:style-name="P19"/>
            <text:p text:style-name="P19"><text:s text:c="4"/>root <text:span text:style-name="T15">=</text:span> myfs_make_inode(sb, S_IFDIR <text:span text:style-name="T15">|</text:span> <text:span text:style-name="T15">0755</text:span>);</text:p>
            <text:p text:style-name="P19"><text:s text:c="4"/><text:span text:style-name="T13">if</text:span> (<text:span text:style-name="T15">!</text:span>root) {</text:p>
            <text:p text:style-name="P19"><text:s text:c="8"/>printk(KERN_ERR <text:span text:style-name="T11">"MYFS make inode failed!</text:span><text:span text:style-name="T17">\n</text:span><text:span text:style-name="T11">"</text:span>);</text:p>
            <text:p text:style-name="P19"><text:s text:c="8"/><text:span text:style-name="T13">return</text:span> <text:span text:style-name="T15">-</text:span>ENOMEM;</text:p>
            <text:p text:style-name="P19"><text:s text:c="4"/>}</text:p>
            <text:p text:style-name="P19"/>
            <text:p text:style-name="P19"><text:s text:c="4"/>root<text:span text:style-name="T15">-&gt;</text:span>i_op <text:span text:style-name="T15">=</text:span> <text:span text:style-name="T15">&amp;</text:span>simple_dir_inode_operations;</text:p>
            <text:p text:style-name="P19"><text:s text:c="4"/>root<text:span text:style-name="T15">-&gt;</text:span>i_fop <text:span text:style-name="T15">=</text:span> <text:span text:style-name="T15">&amp;</text:span>simple_dir_operations;</text:p>
            <text:p text:style-name="P19"/>
            <text:p text:style-name="P19"><text:s text:c="4"/>sb<text:span text:style-name="T15">-&gt;</text:span>s_root <text:span text:style-name="T15">=</text:span> d_make_root(root);</text:p>
            <text:p text:style-name="P19"><text:s text:c="4"/><text:span text:style-name="T13">if</text:span> (<text:span text:style-name="T15">!</text:span>sb<text:span text:style-name="T15">-&gt;</text:span>s_root) {</text:p>
            <text:p text:style-name="P19"><text:s text:c="8"/>printk(KERN_ERR <text:span text:style-name="T11">"MYFS create root failed!</text:span><text:span text:style-name="T17">\n</text:span><text:span text:style-name="T11">"</text:span>);</text:p>
            <text:p text:style-name="P19"><text:s text:c="8"/>iput(root);</text:p>
            <text:p text:style-name="P19"><text:s text:c="8"/><text:span text:style-name="T13">return</text:span> <text:span text:style-name="T15">-</text:span>ENOMEM;</text:p>
            <text:p text:style-name="P19"><text:s text:c="4"/>}</text:p>
            <text:p text:style-name="P19"/>
            <text:p text:style-name="P19"><text:s text:c="4"/><text:span text:style-name="T13">for</text:span> (i <text:span text:style-name="T15">=</text:span> <text:span text:style-name="T15">0</text:span>; i <text:span text:style-name="T15">&lt;</text:span> number; i<text:span text:style-name="T15">++</text:span>) {</text:p>
            <text:p text:style-name="P19"><text:s text:c="8"/>myfs_inodes[i] <text:span text:style-name="T15">=</text:span> myfs_make_inode(sb, S_IFDIR <text:span text:style-name="T15">|</text:span> <text:span text:style-name="T15">0755</text:span>);</text:p>
            <text:p text:style-name="P19"><text:s text:c="8"/><text:span text:style-name="T13">if</text:span> (<text:span text:style-name="T15">!</text:span>myfs_inodes[i]) {</text:p>
            <text:p text:style-name="P19"><text:s text:c="12"/>printk(KERN_ERR <text:span text:style-name="T11">"MYFS kmem_cache_alloc error</text:span><text:span text:style-name="T17">\n</text:span><text:span text:style-name="T11">"</text:span>);</text:p>
            <text:p text:style-name="P19"><text:s text:c="12"/><text:span text:style-name="T13">for</text:span> (i <text:span text:style-name="T15">=</text:span> <text:span text:style-name="T15">0</text:span>; i <text:span text:style-name="T15">&lt;</text:span> number; i<text:span text:style-name="T15">++</text:span>) {</text:p>
            <text:p text:style-name="P19"><text:s text:c="16"/>myfs_drop_inode(myfs_inodes[i]);</text:p>
            <text:p text:style-name="P19"><text:s text:c="12"/>}</text:p>
            <text:p text:style-name="P19"><text:s text:c="11"/></text:p>
            <text:p text:style-name="P19"><text:s text:c="12"/>kmem_cache_destroy(cache);</text:p>
            <text:p text:style-name="P19"><text:s text:c="12"/>kfree(myfs_inodes);</text:p>
            <text:p text:style-name="P19"><text:s text:c="12"/><text:span text:style-name="T13">return</text:span> <text:span text:style-name="T15">-</text:span>ENOMEM;</text:p>
            <text:p text:style-name="P19"><text:s text:c="8"/>}</text:p>
            <text:p text:style-name="P19"><text:s text:c="4"/>}</text:p>
            <text:p text:style-name="P19"><text:s text:c="4"/><text:span text:style-name="T13">return</text:span> <text:span text:style-name="T15">0</text:span>;</text:p>
            <text:p text:style-name="P19">}</text:p>
            <text:p text:style-name="P19"/>
            <text:p text:style-name="P20"><text:span text:style-name="T13">static</text:span> <text:span text:style-name="T13">struct</text:span> dentry <text:span text:style-name="T15">*</text:span><text:span text:style-name="T16">myfs_mount</text:span>(<text:span text:style-name="T13">struct</text:span> file_system_type <text:span text:style-name="T15">*</text:span>type, <text:span text:style-name="T14">int</text:span> flags, <text:span text:style-name="T14">char</text:span> <text:span text:style-name="T13">const</text:span> <text:span text:style-name="T15">*</text:span>dev,</text:p>
            <text:p text:style-name="P20"><text:s text:c="6"/><text:span text:style-name="T14">void</text:span> <text:span text:style-name="T15">*</text:span>data) {</text:p>
            <text:p text:style-name="P19"><text:s text:c="4"/><text:span text:style-name="T13">struct</text:span> dentry <text:span text:style-name="T15">*</text:span><text:span text:style-name="T13">const</text:span> entry <text:span text:style-name="T15">=</text:span> mount_nodev(type, flags, data, myfs_fill_sb);</text:p>
            <text:p text:style-name="P19"><text:s text:c="4"/><text:span text:style-name="T13">if</text:span> (IS_ERR(entry)) {</text:p>
            <text:p text:style-name="P19"><text:s text:c="8"/>printk(KERN_ERR <text:span text:style-name="T11">"MYFS mount failed!</text:span><text:span text:style-name="T17">\n</text:span><text:span text:style-name="T11">"</text:span>);</text:p>
            <text:p text:style-name="P19"><text:s text:c="4"/>} <text:span text:style-name="T13">else</text:span> {</text:p>
            <text:p text:style-name="P19"><text:s text:c="8"/>printk(KERN_DEBUG <text:span text:style-name="T11">"MYFS mounted!</text:span><text:span text:style-name="T17">\n</text:span><text:span text:style-name="T11">"</text:span>);</text:p>
            <text:p text:style-name="P19"><text:s text:c="4"/>}</text:p>
            <text:p text:style-name="P19"><text:soft-page-break/></text:p>
            <text:p text:style-name="P19"><text:s text:c="4"/><text:span text:style-name="T13">return</text:span> entry;</text:p>
            <text:p text:style-name="P19">}</text:p>
            <text:p text:style-name="P19"><text:s text:c="4"/></text:p>
            <text:p text:style-name="P19"><text:span text:style-name="T13">static</text:span> <text:span text:style-name="T13">struct</text:span> file_system_type myfs_type <text:span text:style-name="T15">=</text:span> {</text:p>
            <text:p text:style-name="P19"><text:s text:c="4"/>.owner <text:span text:style-name="T15">=</text:span> THIS_MODULE,</text:p>
            <text:p text:style-name="P19"><text:s text:c="4"/>.name <text:span text:style-name="T15">=</text:span> <text:span text:style-name="T11">"myfs"</text:span>,</text:p>
            <text:p text:style-name="P19"><text:s text:c="4"/>.mount <text:span text:style-name="T15">=</text:span> myfs_mount,</text:p>
            <text:p text:style-name="P19"><text:s text:c="4"/>.kill_sb <text:span text:style-name="T15">=</text:span> kill_litter_super,</text:p>
            <text:p text:style-name="P19">};</text:p>
            <text:p text:style-name="P19"/>
            <text:p text:style-name="P19"><text:span text:style-name="T13">static</text:span> <text:span text:style-name="T14">int</text:span> __init <text:span text:style-name="T16">myfs_init</text:span>(<text:span text:style-name="T14">void</text:span>) {</text:p>
            <text:p text:style-name="P19"><text:s text:c="4"/><text:span text:style-name="T14">int</text:span> ret <text:span text:style-name="T15">=</text:span> register_filesystem(<text:span text:style-name="T15">&amp;</text:span>myfs_type);</text:p>
            <text:p text:style-name="P19"><text:s text:c="4"/><text:span text:style-name="T13">if</text:span> (ret <text:span text:style-name="T15">!=</text:span> <text:span text:style-name="T15">0</text:span>) {</text:p>
            <text:p text:style-name="P19"><text:s text:c="8"/>printk(KERN_ERR <text:span text:style-name="T11">"MYFS_MODULE can't register FS!</text:span><text:span text:style-name="T17">\n</text:span><text:span text:style-name="T11">"</text:span>);</text:p>
            <text:p text:style-name="P19"><text:s text:c="8"/><text:span text:style-name="T13">return</text:span> ret;</text:p>
            <text:p text:style-name="P19"><text:s text:c="4"/>}</text:p>
            <text:p text:style-name="P19"/>
            <text:p text:style-name="P19"><text:s text:c="4"/>myfs_inodes <text:span text:style-name="T15">=</text:span> kmalloc(<text:span text:style-name="T13">sizeof</text:span>(<text:span text:style-name="T13">struct</text:span> inode <text:span text:style-name="T15">*</text:span>) <text:span text:style-name="T15">*</text:span> number, GFP_KERNEL);</text:p>
            <text:p text:style-name="P19"><text:s text:c="4"/><text:span text:style-name="T13">if</text:span> (<text:span text:style-name="T15">!</text:span>myfs_inodes) {</text:p>
            <text:p text:style-name="P19"><text:s text:c="8"/>printk(KERN_ERR <text:span text:style-name="T11">"MYFS allocating error</text:span><text:span text:style-name="T17">\n</text:span><text:span text:style-name="T11">"</text:span>);</text:p>
            <text:p text:style-name="P19"><text:s text:c="8"/>kfree(myfs_inodes);</text:p>
            <text:p text:style-name="P19"><text:s text:c="8"/><text:span text:style-name="T13">return</text:span> <text:span text:style-name="T15">-</text:span>ENOMEM;</text:p>
            <text:p text:style-name="P19"><text:s text:c="4"/>}</text:p>
            <text:p text:style-name="P19"/>
            <text:p text:style-name="P19"><text:s text:c="4"/>cache <text:span text:style-name="T15">=</text:span> kmem_cache_create(SLABNAME, size, <text:span text:style-name="T15">0</text:span>, SLAB_POISON, <text:span text:style-name="T12">NULL</text:span>);</text:p>
            <text:p text:style-name="P19"><text:s text:c="8"/></text:p>
            <text:p text:style-name="P19"><text:s text:c="4"/><text:span text:style-name="T13">if</text:span> (<text:span text:style-name="T15">!</text:span>cache) {</text:p>
            <text:p text:style-name="P19"><text:s text:c="8"/>printk(KERN_ERR <text:span text:style-name="T11">"MYFS kmem_cache_create error</text:span><text:span text:style-name="T17">\n</text:span><text:span text:style-name="T11">"</text:span>);</text:p>
            <text:p text:style-name="P19"><text:s text:c="8"/>kfree(myfs_inodes);</text:p>
            <text:p text:style-name="P19"><text:s text:c="8"/>kmem_cache_destroy(cache);</text:p>
            <text:p text:style-name="P19"><text:s text:c="8"/><text:span text:style-name="T13">return</text:span> <text:span text:style-name="T15">-</text:span>ENOMEM;</text:p>
            <text:p text:style-name="P19"><text:s text:c="4"/>}</text:p>
            <text:p text:style-name="P19"/>
            <text:p text:style-name="P19"><text:s text:c="4"/>printk(KERN_DEBUG <text:span text:style-name="T11">"MYFS_MODULE successfully loaded</text:span><text:span text:style-name="T17">\n</text:span><text:span text:style-name="T11">"</text:span>);</text:p>
            <text:p text:style-name="P19"/>
            <text:p text:style-name="P19"><text:s text:c="4"/><text:span text:style-name="T13">return</text:span> <text:span text:style-name="T15">0</text:span>;</text:p>
            <text:p text:style-name="P19">}</text:p>
            <text:p text:style-name="P19"/>
            <text:p text:style-name="P19"><text:span text:style-name="T13">static</text:span> <text:span text:style-name="T14">void</text:span> __exit <text:span text:style-name="T16">myfs_exit</text:span>(<text:span text:style-name="T14">void</text:span>) {</text:p>
            <text:p text:style-name="P19"><text:s text:c="4"/><text:span text:style-name="T14">int</text:span> i <text:span text:style-name="T15">=</text:span> <text:span text:style-name="T15">0</text:span>;</text:p>
            <text:p text:style-name="P19"><text:s text:c="4"/><text:span text:style-name="T14">int</text:span> ret <text:span text:style-name="T15">=</text:span> unregister_filesystem(<text:span text:style-name="T15">&amp;</text:span>myfs_type);</text:p>
            <text:p text:style-name="P19"><text:s text:c="4"/><text:span text:style-name="T13">if</text:span> (ret <text:span text:style-name="T15">!=</text:span> <text:span text:style-name="T15">0</text:span>) {</text:p>
            <text:p text:style-name="P19"><text:s text:c="8"/>printk(KERN_ERR <text:span text:style-name="T11">"MYFS_MODULE can't unregister FS!</text:span><text:span text:style-name="T17">\n</text:span><text:span text:style-name="T11">"</text:span>);</text:p>
            <text:p text:style-name="P19"><text:s text:c="4"/>}</text:p>
            <text:p text:style-name="P19"><text:s text:c="4"/><text:span text:style-name="T13">for</text:span> (i <text:span text:style-name="T15">=</text:span> <text:span text:style-name="T15">0</text:span>; i <text:span text:style-name="T15">&lt;</text:span> number; i<text:span text:style-name="T15">++</text:span>) {</text:p>
            <text:p text:style-name="P19"><text:s text:c="8"/>myfs_drop_inode(myfs_inodes[i]);</text:p>
            <text:p text:style-name="P19"><text:s text:c="4"/>}</text:p>
            <text:p text:style-name="P19"><text:s text:c="4"/></text:p>
            <text:p text:style-name="P19"><text:s text:c="4"/>kmem_cache_destroy(cache);</text:p>
            <text:p text:style-name="P19"><text:s text:c="4"/>kfree(myfs_inodes);</text:p>
            <text:p text:style-name="P19"><text:s text:c="4"/>printk(KERN_DEBUG <text:span text:style-name="T11">"MYFS_MODULE successfully unloaded</text:span><text:span text:style-name="T17">\n</text:span><text:span text:style-name="T11">"</text:span>);</text:p>
            <text:p text:style-name="P19">}</text:p>
            <text:p text:style-name="P19"/>
            <text:p text:style-name="P19">module_init(myfs_init);</text:p>
            <text:p text:style-name="P19">module_exit(myfs_exit);</text:p>
          </table:table-cell>
        </table:table-row>
      </table:table>
      <text:p text:style-name="P12"/>
      <text:p text:style-name="P12"/>
      <text:p text:style-name="P12"/>
      <text:p text:style-name="P12"><text:soft-page-break/>В листинге 2 представлено содержимое файла Makefile, необходимого для сборки программы</text:p>
      <text:p text:style-name="P12"/>
      <text:p text:style-name="P12"><text:tab/><text:tab/><text:tab/><text:tab/><text:tab/>Листинг 2. Makefile</text:p>
      <text:p text:style-name="P12"/>
      <table:table table:name="Table4" table:style-name="Table4">
        <table:table-column table:style-name="Table4.A"/>
        <table:table-column table:style-name="Table4.B"/>
        <table:table-row table:style-name="TableLine93973979960048">
          <table:table-cell table:style-name="Table4.A1" office:value-type="string">
            <text:p text:style-name="P23"><text:s/>1</text:p>
            <text:p text:style-name="P19"><text:s/>2</text:p>
            <text:p text:style-name="P19"><text:s/>3</text:p>
            <text:p text:style-name="P19"><text:s/>4</text:p>
            <text:p text:style-name="P19"><text:s/>5</text:p>
            <text:p text:style-name="P19"><text:s/>6</text:p>
            <text:p text:style-name="P19"><text:s/>7</text:p>
            <text:p text:style-name="P19"><text:s/>8</text:p>
            <text:p text:style-name="P19"><text:s/>9</text:p>
            <text:p text:style-name="P19">10</text:p>
            <text:p text:style-name="P19">11</text:p>
            <text:p text:style-name="P19">12</text:p>
            <text:p text:style-name="P19">13</text:p>
            <text:p text:style-name="P19">14</text:p>
            <text:p text:style-name="P19">15</text:p>
            <text:p text:style-name="P19">16</text:p>
            <text:p text:style-name="P19">17</text:p>
            <text:p text:style-name="P19">18</text:p>
            <text:p text:style-name="P19">19</text:p>
            <text:p text:style-name="P19">20</text:p>
            <text:p text:style-name="P19">21</text:p>
            <text:p text:style-name="P19">22</text:p>
            <text:p text:style-name="P19">23</text:p>
          </table:table-cell>
          <table:table-cell table:style-name="Table4.A1" office:value-type="string">
            <text:p text:style-name="P23"><text:span text:style-name="T18">CONFIG_MODULE_SIG</text:span><text:span text:style-name="T15">=</text:span>n</text:p>
            <text:p text:style-name="P19"/>
            <text:p text:style-name="P21">ifneq ($(KERNELRELEASE),)</text:p>
            <text:p text:style-name="P19"><text:s text:c="4"/>obj-m :<text:span text:style-name="T15">=</text:span> myfs.o</text:p>
            <text:p text:style-name="P19"/>
            <text:p text:style-name="P21">else</text:p>
            <text:p text:style-name="P19"><text:s text:c="4"/><text:span text:style-name="T18">CURRENT</text:span> <text:span text:style-name="T15">=</text:span> <text:span text:style-name="T13">$(</text:span>shell uname -r<text:span text:style-name="T13">)</text:span></text:p>
            <text:p text:style-name="P19"><text:s text:c="4"/><text:span text:style-name="T18">KDIR</text:span> <text:span text:style-name="T15">=</text:span> /lib/modules/<text:span text:style-name="T13">$(</text:span>CURRENT<text:span text:style-name="T13">)</text:span>/build</text:p>
            <text:p text:style-name="P19"><text:s text:c="4"/><text:span text:style-name="T18">PWD</text:span> <text:span text:style-name="T15">=</text:span> <text:span text:style-name="T13">$(</text:span>shell <text:span text:style-name="T12">pwd</text:span><text:span text:style-name="T13">)</text:span></text:p>
            <text:p text:style-name="P19"><text:s text:c="8"/></text:p>
            <text:p text:style-name="P19"><text:span text:style-name="T16">default</text:span><text:span text:style-name="T15">:</text:span></text:p>
            <text:p text:style-name="P19"><text:s text:c="4"/>sudo <text:span text:style-name="T13">$(</text:span>MAKE<text:span text:style-name="T13">)</text:span> -C <text:span text:style-name="T13">$(</text:span>KDIR<text:span text:style-name="T13">)</text:span> <text:span text:style-name="T18">M</text:span><text:span text:style-name="T15">=</text:span><text:span text:style-name="T13">$(</text:span>PWD<text:span text:style-name="T13">)</text:span> modules</text:p>
            <text:p text:style-name="P19"><text:s text:c="4"/>sudo make clean</text:p>
            <text:p text:style-name="P19"/>
            <text:p text:style-name="P19"><text:span text:style-name="T16">clean</text:span><text:span text:style-name="T15">:</text:span></text:p>
            <text:p text:style-name="P19"><text:s text:c="4"/>rm -rf .tmp_versions</text:p>
            <text:p text:style-name="P19"><text:s text:c="4"/>rm .myfs.*</text:p>
            <text:p text:style-name="P19"><text:s text:c="4"/>rm *.o</text:p>
            <text:p text:style-name="P19"><text:s text:c="4"/>rm *.mod.c</text:p>
            <text:p text:style-name="P19"><text:s text:c="4"/>rm *.symvers</text:p>
            <text:p text:style-name="P19"><text:s text:c="4"/>rm *.order</text:p>
            <text:p text:style-name="P19"/>
            <text:p text:style-name="P21">endif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text:tab/>На рисунк<text:span text:style-name="T19">ах</text:span> <text:span text:style-name="T19">1, 2, 3 </text:span>представлен процесс загрузки модуля и результат. Состояние кэша: 0 активных объектов: 24 байта под каждый объект.</text:p>
      <text:p text:style-name="P12"/>
      <text:p text:style-name="P12"><draw:frame draw:style-name="fr1" draw:name="Image1" text:anchor-type="char" svg:x="-0.0083in" svg:y="0in" svg:width="4.7646in" svg:height="0.2398in" draw:z-index="1"><draw:image xlink:href="Pictures/100002010000025C00000017AEB4950636A03ABA.png" xlink:type="simple" xlink:show="embed" xlink:actuate="onLoad" loext:mime-type="image/png"/></draw:frame></text:p>
      <text:p text:style-name="P12"><text:tab/><text:tab/><text:tab/><text:tab/><text:tab/><text:tab/><text:tab/><text:tab/><text:tab/><text:tab/>Рисунок 1.</text:p>
      <text:p text:style-name="P12"><draw:frame draw:style-name="fr1" draw:name="Image2" text:anchor-type="char" svg:x="-0.0098in" svg:y="0.0346in" svg:width="6.1484in" svg:height="0.2311in" draw:z-index="2"><draw:image xlink:href="Pictures/10000201000003110000001B4E94275A720BAAAB.png" xlink:type="simple" xlink:show="embed" xlink:actuate="onLoad" loext:mime-type="image/png"/></draw:frame></text:p>
      <text:p text:style-name="P12"/>
      <text:p text:style-name="P12"><text:tab/><text:tab/><text:tab/><text:tab/><text:tab/><text:tab/>Рисунок 2.</text:p>
      <text:p text:style-name="P12"><draw:frame draw:style-name="fr1" draw:name="Image3" text:anchor-type="char" svg:x="-0.0283in" svg:y="0.1366in" svg:width="6.7402in" svg:height="0.3472in" draw:z-index="3"><draw:image xlink:href="Pictures/10000201000003550000002C71AF11E377BDCD05.png" xlink:type="simple" xlink:show="embed" xlink:actuate="onLoad" loext:mime-type="image/png"/></draw:frame><text:tab/><text:tab/><text:tab/><text:tab/><text:tab/><text:tab/>Рисунок 3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text:tab/>На рисунк<text:span text:style-name="T19">ах </text:span><text:span text:style-name="T20">4, 5</text:span> представлен процесс монтирования файловой системы и информация о смонтированной ФС (файловой системе). Для корневого каталога создается inode, поэтому в кэше теперь находится 1 элемент.<draw:frame draw:style-name="fr1" draw:name="Image4" text:anchor-type="char" svg:x="-0.1319in" svg:y="0.748in" svg:width="6.7402in" svg:height="0.4091in" draw:z-index="4"><draw:image xlink:href="Pictures/10000201000002F50000002EB9608A954E295BA9.png" xlink:type="simple" xlink:show="embed" xlink:actuate="onLoad" loext:mime-type="image/png"/></draw:frame></text:p>
      <text:p text:style-name="P13"><text:tab/><text:tab/><text:tab/><text:tab/><text:tab/><text:tab/>Рисунок <text:span text:style-name="T21">4</text:span>.</text:p>
      <text:p text:style-name="P15"><draw:frame draw:style-name="fr1" draw:name="Image5" text:anchor-type="char" svg:x="-0.189in" svg:y="0.1602in" svg:width="6.7402in" svg:height="0.3453in" draw:z-index="5"><draw:image xlink:href="Pictures/100002010000035B0000002CDB78619AC0A216BB.png" xlink:type="simple" xlink:show="embed" xlink:actuate="onLoad" loext:mime-type="image/png"/></draw:frame><text:tab/><text:tab/><text:tab/><text:tab/><text:tab/><text:tab/><text:span text:style-name="T22">Рисунок </text:span><text:span text:style-name="T21">5</text:span><text:span text:style-name="T22">.</text:span></text:p>
      <text:p text:style-name="P15"/>
      <text:p text:style-name="P15"/>
      <text:p text:style-name="P15">На рисунках <text:span text:style-name="T21">6, 7</text:span> представлен процесс размонтирования ФС и результат. В кэше снова 0 элементов.</text:p>
      <text:p text:style-name="P15"><draw:frame draw:style-name="fr1" draw:name="Image6" text:anchor-type="char" svg:x="-0.0283in" svg:y="0.1492in" svg:width="6.7402in" svg:height="0.5902in" draw:z-index="6"><draw:image xlink:href="Pictures/100002010000032A000000471CF32C63B1465038.png" xlink:type="simple" xlink:show="embed" xlink:actuate="onLoad" loext:mime-type="image/png"/></draw:frame><text:span text:style-name="T22"><text:tab/><text:tab/><text:tab/><text:tab/><text:tab/><text:tab/>Рисунок </text:span><text:span text:style-name="T21">6</text:span><text:span text:style-name="T22">.</text:span></text:p>
      <text:p text:style-name="P15"><draw:frame draw:style-name="fr1" draw:name="Image7" text:anchor-type="char" svg:x="-0.0756in" svg:y="0.0402in" svg:width="6.7402in" svg:height="0.3409in" draw:z-index="7"><draw:image xlink:href="Pictures/10000201000003650000002C83DDD6AA412A97DD.png" xlink:type="simple" xlink:show="embed" xlink:actuate="onLoad" loext:mime-type="image/png"/></draw:frame><text:span text:style-name="T22"><text:tab/><text:tab/><text:tab/><text:tab/><text:tab/><text:tab/>Рисунок </text:span><text:span text:style-name="T21">7</text:span><text:span text:style-name="T22">.</text:span></text:p>
      <text:p text:style-name="P14"/>
      <text:p text:style-name="P14"/>
      <text:p text:style-name="P14">На рисунке <text:span text:style-name="T21">8</text:span> представлен процесс выгрузки модуля ядра и результат.</text:p>
      <text:p text:style-name="P15"><draw:frame draw:style-name="fr1" draw:name="Image8" text:anchor-type="char" svg:x="0.0193in" svg:y="0.1102in" svg:width="6.7402in" svg:height="0.7654in" draw:z-index="8"><draw:image xlink:href="Pictures/10000201000003330000005DA60E3AFD5732F06B.png" xlink:type="simple" xlink:show="embed" xlink:actuate="onLoad" loext:mime-type="image/png"/></draw:frame><text:span text:style-name="T22"><text:tab/><text:tab/><text:tab/><text:tab/><text:tab/><text:tab/>Рисунок </text:span><text:span text:style-name="T21">8</text:span><text:span text:style-name="T22">.</text:span></text:p>
      <text:p text:style-name="P14"/>
      <text:p text:style-name="P14">На рисунк<text:span text:style-name="T21">ах 9, 10</text:span> представлены результаты тестирования slab-кэша при различном числе объектов. Количество выделенных объектов меняется динамически. Slab добирает страницы</text:p>
      <text:p text:style-name="P14">памяти, чтобы поместились в нем.</text:p>
      <text:p text:style-name="P15"><draw:frame draw:style-name="fr1" draw:name="Image9" text:anchor-type="char" svg:x="0in" svg:y="0.128in" svg:width="6.7402in" svg:height="0.3598in" draw:z-index="9"><draw:image xlink:href="Pictures/100002010000036F0000002F36F401EC79488950.png" xlink:type="simple" xlink:show="embed" xlink:actuate="onLoad" loext:mime-type="image/png"/></draw:frame><text:span text:style-name="T22"><text:tab/><text:tab/><text:tab/><text:tab/><text:tab/><text:tab/>Рисунок </text:span><text:span text:style-name="T21">9</text:span><text:span text:style-name="T22">.</text:span></text:p>
      <text:p text:style-name="P15"/>
      <text:p text:style-name="P15"><draw:frame draw:style-name="fr1" draw:name="Image10" text:anchor-type="char" svg:x="-0.0283in" svg:y="0.061in" svg:width="6.7402in" svg:height="0.3516in" draw:z-index="10"><draw:image xlink:href="Pictures/10000201000003720000002E7E196CD9D4E1BBC1.png" xlink:type="simple" xlink:show="embed" xlink:actuate="onLoad" loext:mime-type="image/png"/></draw:frame><text:span text:style-name="T22"><text:tab/><text:tab/><text:tab/><text:tab/><text:tab/><text:tab/>Рисунок </text:span><text:span text:style-name="T21">10.</text:span></text:p>
      <text:p text:style-name="P15"/>
      <text:p text:style-name="P15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701in" style:type="center"/>
          <style:tab-stop style:position="6.7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701in" style:type="center"/>
          <style:tab-stop style:position="6.7402in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374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30</meta:editing-cycles>
    <meta:creation-date>2021-04-14T11:12:00</meta:creation-date>
    <dc:date>2022-04-03T23:38:04.506524989</dc:date>
    <meta:editing-duration>P1DT16H31M38S</meta:editing-duration>
    <meta:generator>LibreOffice/6.4.7.2$Linux_X86_64 LibreOffice_project/40$Build-2</meta:generator>
    <meta:document-statistic meta:table-count="4" meta:image-count="11" meta:object-count="0" meta:page-count="6" meta:paragraph-count="388" meta:word-count="899" meta:character-count="6856" meta:non-whitespace-character-count="54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